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Courier New" svg:font-family="'Courier New'"/>
    <style:font-face style:name="Tahoma1" svg:font-family="Tahoma"/>
    <style:font-face style:name="宋体1" svg:font-family="宋体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padding="0.097cm" fo:border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padding="0.097cm" fo:border="0.05pt solid #000000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17cm" style:rel-column-width="65535*"/>
    </style:style>
    <style:style style:name="表格6.A1" style:family="table-cell">
      <style:table-cell-properties fo:padding="0.097cm" fo:border="0.05pt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7cm" style:rel-column-width="65535*"/>
    </style:style>
    <style:style style:name="表格7.A1" style:family="table-cell">
      <style:table-cell-properties fo:padding="0.097cm" fo:border="0.05pt solid #000000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17cm" style:rel-column-width="65535*"/>
    </style:style>
    <style:style style:name="表格8.A1" style:family="table-cell">
      <style:table-cell-properties fo:padding="0.097cm" fo:border="0.05pt solid #000000"/>
    </style:style>
    <style:style style:name="表格9" style:family="table">
      <style:table-properties style:width="17cm" table:align="margins"/>
    </style:style>
    <style:style style:name="表格9.A" style:family="table-column">
      <style:table-column-properties style:column-width="17cm" style:rel-column-width="65535*"/>
    </style:style>
    <style:style style:name="表格9.A1" style:family="table-cell">
      <style:table-cell-properties fo:padding="0.097cm" fo:border="0.05pt solid #000000"/>
    </style:style>
    <style:style style:name="表格10" style:family="table">
      <style:table-properties style:width="17cm" table:align="margins"/>
    </style:style>
    <style:style style:name="表格10.A" style:family="table-column">
      <style:table-column-properties style:column-width="17cm" style:rel-column-width="65535*"/>
    </style:style>
    <style:style style:name="表格10.A1" style:family="table-cell">
      <style:table-cell-properties fo:padding="0.097cm" fo:border="0.05pt solid #000000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17cm" style:rel-column-width="65535*"/>
    </style:style>
    <style:style style:name="表格11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fo:font-weight="normal" officeooo:rsid="00168945" officeooo:paragraph-rsid="00168945" style:font-size-asian="16pt" style:language-asian="zh" style:country-asian="CN" style:font-weight-asian="normal" style:font-size-complex="16pt" style:font-weight-complex="normal"/>
    </style:style>
    <style:style style:name="P3" style:family="paragraph" style:parent-style-name="Standard">
      <style:text-properties fo:font-size="16pt" fo:font-weight="normal" officeooo:rsid="001a07d4" officeooo:paragraph-rsid="001a07d4" style:font-size-asian="16pt" style:language-asian="zh" style:country-asian="CN" style:font-weight-asian="normal" style:font-size-complex="16pt" style:font-weight-complex="normal"/>
    </style:style>
    <style:style style:name="P4" style:family="paragraph" style:parent-style-name="Standard">
      <style:text-properties fo:font-size="22pt" fo:font-weight="bold" officeooo:rsid="00168945" officeooo:paragraph-rsid="00168945" style:font-size-asian="22pt" style:language-asian="zh" style:country-asian="CN" style:font-weight-asian="bold" style:font-size-complex="22pt" style:font-weight-complex="bold"/>
    </style:style>
    <style:style style:name="P5" style:family="paragraph" style:parent-style-name="Standard">
      <style:text-properties fo:font-size="22pt" fo:font-weight="bold" officeooo:rsid="001bf6c3" officeooo:paragraph-rsid="001bf6c3" style:font-size-asian="22pt" style:language-asian="zh" style:country-asian="CN" style:font-weight-asian="bold" style:font-size-complex="22pt" style:font-weight-complex="bold"/>
    </style:style>
    <style:style style:name="P6" style:family="paragraph" style:parent-style-name="Standard">
      <style:text-properties fo:font-size="22pt" fo:font-weight="bold" officeooo:rsid="001d8042" officeooo:paragraph-rsid="001d8042" style:font-size-asian="22pt" style:language-asian="zh" style:country-asian="CN" style:font-weight-asian="bold" style:font-size-complex="22pt" style:font-weight-complex="bold"/>
    </style:style>
    <style:style style:name="P7" style:family="paragraph" style:parent-style-name="Standard">
      <style:text-properties fo:font-size="22pt" fo:font-weight="bold" officeooo:rsid="001e1729" officeooo:paragraph-rsid="001e1729" style:font-size-asian="22pt" style:language-asian="zh" style:country-asian="CN" style:font-weight-asian="bold" style:font-size-complex="22pt" style:font-weight-complex="bold"/>
    </style:style>
    <style:style style:name="P8" style:family="paragraph" style:parent-style-name="Standard">
      <style:text-properties fo:font-size="18.25pt" fo:font-weight="normal" officeooo:rsid="001d8042" officeooo:paragraph-rsid="001d8042" style:font-size-asian="16pt" style:language-asian="zh" style:country-asian="CN" style:font-weight-asian="normal" style:font-size-complex="18.25pt" style:font-weight-complex="normal"/>
    </style:style>
    <style:style style:name="P9" style:family="paragraph" style:parent-style-name="Standard">
      <style:text-properties fo:font-size="18.25pt" fo:font-weight="normal" officeooo:rsid="001e1729" officeooo:paragraph-rsid="001e1729" style:font-size-asian="16pt" style:language-asian="zh" style:country-asian="CN" style:font-weight-asian="normal" style:font-size-complex="18.25pt" style:font-weight-complex="normal"/>
    </style:style>
    <style:style style:name="P10" style:family="paragraph" style:parent-style-name="Standard">
      <style:text-properties fo:font-size="18.25pt" fo:font-weight="normal" officeooo:rsid="001ea460" officeooo:paragraph-rsid="001ea460" style:font-size-asian="16pt" style:language-asian="zh" style:country-asian="CN" style:font-weight-asian="normal" style:font-size-complex="18.25pt" style:font-weight-complex="normal"/>
    </style:style>
    <style:style style:name="P11" style:family="paragraph" style:parent-style-name="Standard">
      <style:text-properties fo:font-size="18.25pt" fo:font-weight="normal" officeooo:rsid="002032c9" officeooo:paragraph-rsid="002032c9" style:font-size-asian="16pt" style:language-asian="zh" style:country-asian="CN" style:font-weight-asian="normal" style:font-size-complex="18.25pt" style:font-weight-complex="normal"/>
    </style:style>
    <style:style style:name="P12" style:family="paragraph" style:parent-style-name="Standard">
      <style:text-properties fo:font-size="18.25pt" fo:font-weight="bold" officeooo:rsid="0021ea87" officeooo:paragraph-rsid="0021ea87" style:font-size-asian="16pt" style:language-asian="zh" style:country-asian="CN" style:font-weight-asian="bold" style:font-size-complex="18.25pt" style:font-weight-complex="bold"/>
    </style:style>
    <style:style style:name="P13" style:family="paragraph" style:parent-style-name="Text_20_body">
      <style:text-properties fo:color="#646464" style:font-name="Courier New" fo:font-size="12pt" style:font-size-asian="16pt" style:font-size-complex="16pt"/>
    </style:style>
    <style:style style:name="P14" style:family="paragraph" style:parent-style-name="Text_20_body">
      <style:paragraph-properties fo:text-align="start" style:justify-single-word="false"/>
      <style:text-properties fo:color="#646464" style:font-name="Courier New" fo:font-size="16pt" style:font-size-asian="16pt" style:font-size-complex="16pt"/>
    </style:style>
    <style:style style:name="P15" style:family="paragraph" style:parent-style-name="Text_20_body">
      <style:paragraph-properties fo:text-align="start" style:justify-single-word="false"/>
    </style:style>
    <style:style style:name="P16" style:family="paragraph" style:parent-style-name="Text_20_body">
      <style:paragraph-properties fo:text-align="start" style:justify-single-word="false"/>
      <style:text-properties officeooo:paragraph-rsid="0021ea87"/>
    </style:style>
    <style:style style:name="P17" style:family="paragraph" style:parent-style-name="Text_20_body">
      <style:text-properties fo:font-size="16pt" style:font-size-asian="16pt" style:font-size-complex="16pt"/>
    </style:style>
    <style:style style:name="P18" style:family="paragraph" style:parent-style-name="Text_20_body">
      <style:paragraph-properties fo:text-align="start" style:justify-single-word="false"/>
      <style:text-properties fo:font-size="16pt" style:font-size-asian="16pt" style:font-size-complex="16pt"/>
    </style:style>
    <style:style style:name="P19" style:family="paragraph" style:parent-style-name="Text_20_body">
      <style:paragraph-properties fo:text-align="start" style:justify-single-word="false"/>
      <style:text-properties fo:font-size="16pt" officeooo:paragraph-rsid="001216b5" style:font-size-asian="16pt" style:font-size-complex="16pt"/>
    </style:style>
    <style:style style:name="P20" style:family="paragraph" style:parent-style-name="Text_20_body">
      <style:text-properties fo:font-size="16pt" style:font-name-asian="宋体1" style:font-size-asian="16pt" style:font-size-complex="16pt"/>
    </style:style>
    <style:style style:name="P21" style:family="paragraph" style:parent-style-name="Text_20_body">
      <style:text-properties fo:font-size="16pt" fo:font-weight="normal" officeooo:rsid="0021ea87" officeooo:paragraph-rsid="0021ea87" style:font-size-asian="16pt" style:language-asian="zh" style:country-asian="CN" style:font-weight-asian="normal" style:font-size-complex="16pt" style:font-weight-complex="normal"/>
    </style:style>
    <style:style style:name="P22" style:family="paragraph" style:parent-style-name="Text_20_body">
      <style:text-properties fo:font-size="18.25pt" style:font-size-asian="16pt" style:font-size-complex="18.25pt"/>
    </style:style>
    <style:style style:name="P23" style:family="paragraph" style:parent-style-name="Text_20_body">
      <style:text-properties officeooo:paragraph-rsid="001bf6c3"/>
    </style:style>
    <style:style style:name="P24" style:family="paragraph" style:parent-style-name="Text_20_body">
      <style:text-properties fo:color="#000000" style:font-name="Courier New" fo:font-size="16pt" style:font-size-asian="16pt" style:font-size-complex="16pt"/>
    </style:style>
    <style:style style:name="P25" style:family="paragraph" style:parent-style-name="Text_20_body">
      <style:text-properties fo:color="#000000" style:font-name="Courier New" fo:font-size="12pt"/>
    </style:style>
    <style:style style:name="P26" style:family="paragraph" style:parent-style-name="Text_20_body">
      <style:paragraph-properties fo:text-align="start" style:justify-single-word="false"/>
      <style:text-properties fo:color="#000000" style:font-name="Courier New" fo:font-size="12pt"/>
    </style:style>
    <style:style style:name="P27" style:family="paragraph" style:parent-style-name="Text_20_body">
      <style:paragraph-properties fo:text-align="start" style:justify-single-word="false"/>
      <style:text-properties fo:color="#000000" style:font-name="Consolas" fo:font-size="14pt"/>
    </style:style>
    <style:style style:name="P28" style:family="paragraph" style:parent-style-name="Text_20_body">
      <style:text-properties fo:font-size="10.5pt" fo:font-weight="normal" officeooo:rsid="00229e5c" officeooo:paragraph-rsid="0021ea87" style:font-size-asian="16pt" style:language-asian="zh" style:country-asian="CN" style:font-weight-asian="normal" style:font-size-complex="18.25pt" style:font-weight-complex="normal"/>
    </style:style>
    <style:style style:name="P29" style:family="paragraph" style:parent-style-name="Text_20_body">
      <style:paragraph-properties fo:margin-left="0.635cm" fo:margin-right="0cm" fo:text-indent="0cm" style:auto-text-indent="false"/>
    </style:style>
    <style:style style:name="P30" style:family="paragraph" style:parent-style-name="Text_20_body">
      <style:paragraph-properties fo:margin-left="0.635cm" fo:margin-right="0cm" fo:text-indent="0cm" style:auto-text-indent="false"/>
      <style:text-properties fo:color="#000000" style:font-name="Courier New" fo:font-size="12pt"/>
    </style:style>
    <style:style style:name="P31" style:family="paragraph" style:parent-style-name="Heading_20_2">
      <style:text-properties fo:font-size="22pt" style:font-size-asian="22pt" style:font-size-complex="22pt"/>
    </style:style>
    <style:style style:name="P32" style:family="paragraph" style:parent-style-name="Preformatted_20_Text">
      <style:text-properties fo:color="#a9b7c6" style:font-name="Courier New" fo:font-size="12pt" style:font-size-asian="16pt" style:font-size-complex="18.25pt"/>
    </style:style>
    <style:style style:name="P33" style:family="paragraph" style:parent-style-name="Preformatted_20_Text">
      <style:text-properties fo:color="#a9b7c6" style:font-name="Courier New" fo:font-size="16pt" fo:font-weight="normal" officeooo:rsid="002696b2" officeooo:paragraph-rsid="002696b2" fo:background-color="#000000" style:font-size-asian="16pt" style:language-asian="zh" style:country-asian="CN" style:font-weight-asian="normal" style:font-size-complex="16pt" style:font-weight-complex="normal"/>
    </style:style>
    <style:style style:name="P3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3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9876aa"/>
    </style:style>
    <style:style style:name="P36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Courier New" fo:font-size="16pt" style:font-size-asian="16pt" style:font-size-complex="16pt"/>
    </style:style>
    <style:style style:name="P37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font-size="12pt"/>
    </style:style>
    <style:style style:name="P38" style:family="paragraph" style:parent-style-name="Standard">
      <style:text-properties fo:font-size="18.25pt" fo:font-weight="normal" officeooo:rsid="002696b2" officeooo:paragraph-rsid="002696b2" style:font-size-asian="16pt" style:language-asian="zh" style:country-asian="CN" style:font-weight-asian="normal" style:font-size-complex="18.25pt" style:font-weight-complex="normal"/>
    </style:style>
    <style:style style:name="P39" style:family="paragraph" style:parent-style-name="Standard">
      <style:text-properties fo:font-size="18.25pt" fo:font-weight="normal" officeooo:rsid="002696b2" officeooo:paragraph-rsid="002696b2" fo:background-color="#000000" style:font-size-asian="16pt" style:language-asian="zh" style:country-asian="CN" style:font-weight-asian="normal" style:font-size-complex="18.25pt" style:font-weight-complex="normal"/>
    </style:style>
    <style:style style:name="P40" style:family="paragraph" style:parent-style-name="Standard">
      <style:text-properties fo:font-size="16pt" fo:font-weight="normal" officeooo:rsid="002696b2" officeooo:paragraph-rsid="002696b2" style:font-size-asian="16pt" style:language-asian="zh" style:country-asian="CN" style:font-weight-asian="normal" style:font-size-complex="16pt" style:font-weight-complex="normal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weight-asian="bold"/>
    </style:style>
    <style:style style:name="T3" style:family="text">
      <style:text-properties officeooo:rsid="00248131" style:font-name-asian="宋体1" style:language-asian="zh" style:country-asian="CN" style:font-weight-asian="bold"/>
    </style:style>
    <style:style style:name="T4" style:family="text">
      <style:text-properties fo:font-weight="bold"/>
    </style:style>
    <style:style style:name="T5" style:family="text">
      <style:text-properties fo:color="#000000"/>
    </style:style>
    <style:style style:name="T6" style:family="text">
      <style:text-properties fo:color="#000000" style:font-name="Courier New"/>
    </style:style>
    <style:style style:name="T7" style:family="text">
      <style:text-properties fo:color="#000000" style:font-name="Courier New" fo:font-size="12pt"/>
    </style:style>
    <style:style style:name="T8" style:family="text">
      <style:text-properties fo:color="#000000" style:font-name="Courier New" fo:font-size="12pt" fo:font-weight="bold"/>
    </style:style>
    <style:style style:name="T9" style:family="text">
      <style:text-properties fo:color="#000000" style:font-name="Courier New" fo:font-style="italic"/>
    </style:style>
    <style:style style:name="T10" style:family="text">
      <style:text-properties fo:color="#000000" style:font-name="Courier New" fo:font-weight="bold"/>
    </style:style>
    <style:style style:name="T11" style:family="text">
      <style:text-properties fo:color="#000000" style:font-name="Courier New" officeooo:rsid="0014c159" style:language-asian="zh" style:country-asian="CN"/>
    </style:style>
    <style:style style:name="T12" style:family="text">
      <style:text-properties fo:color="#000000" style:font-name-asian="宋体1"/>
    </style:style>
    <style:style style:name="T13" style:family="text">
      <style:text-properties fo:color="#000000" style:font-name="Consolas" fo:font-size="14pt"/>
    </style:style>
    <style:style style:name="T14" style:family="text">
      <style:text-properties fo:color="#000000" style:font-name="Consolas" fo:font-size="14pt" style:font-size-asian="16pt" style:font-size-complex="16pt"/>
    </style:style>
    <style:style style:name="T15" style:family="text">
      <style:text-properties fo:color="#000000" style:font-name="Consolas" fo:font-size="14pt" style:font-size-asian="16pt" style:font-size-complex="18.25pt"/>
    </style:style>
    <style:style style:name="T16" style:family="text">
      <style:text-properties fo:color="#000000" style:font-name="Consolas" fo:font-size="14pt" fo:font-weight="bold"/>
    </style:style>
    <style:style style:name="T17" style:family="text">
      <style:text-properties fo:color="#000000" style:font-name="Consolas" fo:font-size="14pt" fo:font-style="italic"/>
    </style:style>
    <style:style style:name="T18" style:family="text">
      <style:text-properties fo:color="#000000" style:font-name="Consolas" fo:font-size="14pt" officeooo:rsid="001ea460" style:language-asian="zh" style:country-asian="CN"/>
    </style:style>
    <style:style style:name="T19" style:family="text">
      <style:text-properties fo:color="#000000" style:font-name="Consolas" fo:font-size="14pt" officeooo:rsid="002019fa" style:language-asian="zh" style:country-asian="CN"/>
    </style:style>
    <style:style style:name="T20" style:family="text">
      <style:text-properties fo:color="#000000" style:font-name="Consolas" fo:font-size="14pt" officeooo:rsid="0021ea87" style:language-asian="zh" style:country-asian="CN"/>
    </style:style>
    <style:style style:name="T21" style:family="text">
      <style:text-properties fo:color="#7f0055" style:font-name="Courier New" fo:font-size="12pt" fo:font-weight="bold"/>
    </style:style>
    <style:style style:name="T22" style:family="text">
      <style:text-properties fo:color="#7f0055" style:font-name="Courier New" fo:font-weight="bold"/>
    </style:style>
    <style:style style:name="T23" style:family="text">
      <style:text-properties fo:color="#7f0055" style:font-name="Consolas" fo:font-size="14pt" fo:font-weight="bold"/>
    </style:style>
    <style:style style:name="T24" style:family="text">
      <style:text-properties fo:color="#2a00ff" style:font-name="Courier New"/>
    </style:style>
    <style:style style:name="T25" style:family="text">
      <style:text-properties fo:color="#2a00ff" style:font-name="Courier New" fo:font-size="12pt"/>
    </style:style>
    <style:style style:name="T26" style:family="text">
      <style:text-properties fo:color="#2a00ff" style:font-name="Consolas" fo:font-size="14pt"/>
    </style:style>
    <style:style style:name="T27" style:family="text">
      <style:text-properties fo:color="#2a00ff" style:font-name="Consolas" fo:font-size="14pt" style:font-size-asian="16pt" style:font-size-complex="16pt"/>
    </style:style>
    <style:style style:name="T28" style:family="text">
      <style:text-properties fo:color="#2a00ff" style:font-name="Consolas" fo:font-size="14pt" style:font-size-asian="16pt" style:font-size-complex="18.25pt"/>
    </style:style>
    <style:style style:name="T29" style:family="text">
      <style:text-properties fo:color="#3f7f5f" style:font-name="Courier New"/>
    </style:style>
    <style:style style:name="T30" style:family="text">
      <style:text-properties fo:color="#3f7f5f" style:font-name="Courier New" fo:font-size="12pt"/>
    </style:style>
    <style:style style:name="T31" style:family="text">
      <style:text-properties fo:color="#3f7f5f" style:font-name="Courier New" style:text-underline-style="solid" style:text-underline-width="auto" style:text-underline-color="font-color"/>
    </style:style>
    <style:style style:name="T32" style:family="text">
      <style:text-properties fo:color="#3f7f5f" style:font-name-asian="Courier New"/>
    </style:style>
    <style:style style:name="T33" style:family="text">
      <style:text-properties fo:color="#3f7f5f" style:font-name-asian="Courier New" style:font-size-asian="12pt"/>
    </style:style>
    <style:style style:name="T34" style:family="text">
      <style:text-properties fo:color="#3f7f5f" style:font-name="Consolas" fo:font-size="14pt"/>
    </style:style>
    <style:style style:name="T35" style:family="text">
      <style:text-properties fo:color="#3f7f5f" style:font-name="Consolas" fo:font-size="14pt" style:text-underline-style="solid" style:text-underline-width="auto" style:text-underline-color="font-color"/>
    </style:style>
    <style:style style:name="T36" style:family="text">
      <style:text-properties fo:color="#3f7f5f" style:font-name-asian="Consolas" style:font-size-asian="14pt"/>
    </style:style>
    <style:style style:name="T37" style:family="text">
      <style:text-properties fo:color="#0000c0" style:font-name="Courier New"/>
    </style:style>
    <style:style style:name="T38" style:family="text">
      <style:text-properties fo:color="#0000c0" style:font-name="Courier New" fo:font-size="12pt"/>
    </style:style>
    <style:style style:name="T39" style:family="text">
      <style:text-properties fo:color="#0000c0" style:font-name="Courier New" fo:font-size="12pt" fo:font-style="italic"/>
    </style:style>
    <style:style style:name="T40" style:family="text">
      <style:text-properties fo:color="#646464" style:font-name="Courier New" fo:font-size="12pt"/>
    </style:style>
    <style:style style:name="T41" style:family="text">
      <style:text-properties fo:color="#646464" style:font-name="Consolas" fo:font-size="14pt"/>
    </style:style>
    <style:style style:name="T42" style:family="text">
      <style:text-properties fo:color="#646464" style:font-name="Consolas" fo:font-size="14pt" style:font-size-asian="16pt" style:font-size-complex="16pt"/>
    </style:style>
    <style:style style:name="T43" style:family="text">
      <style:text-properties fo:color="#646464" style:font-name="Consolas" fo:font-size="14pt" style:font-size-asian="16pt" style:font-size-complex="18.25pt"/>
    </style:style>
    <style:style style:name="T44" style:family="text">
      <style:text-properties fo:color="#646464" style:font-name="Consolas" fo:font-size="14pt" officeooo:rsid="0021ea87" style:language-asian="zh" style:country-asian="CN"/>
    </style:style>
    <style:style style:name="T45" style:family="text">
      <style:text-properties fo:color="#cc7832"/>
    </style:style>
    <style:style style:name="T46" style:family="text">
      <style:text-properties fo:color="#cc7832" style:font-name="Courier New" fo:font-size="12pt"/>
    </style:style>
    <style:style style:name="T47" style:family="text">
      <style:text-properties fo:color="#ffc66d"/>
    </style:style>
    <style:style style:name="T48" style:family="text">
      <style:text-properties fo:color="#9876aa"/>
    </style:style>
    <style:style style:name="T49" style:family="text">
      <style:text-properties fo:color="#9876aa" fo:font-style="italic"/>
    </style:style>
    <style:style style:name="T50" style:family="text">
      <style:text-properties fo:color="#9876aa" style:font-name="Courier New" fo:font-size="12pt" fo:font-style="italic"/>
    </style:style>
    <style:style style:name="T51" style:family="text">
      <style:text-properties fo:color="#9876aa" style:font-name="Courier New" fo:font-style="italic"/>
    </style:style>
    <style:style style:name="T52" style:family="text">
      <style:text-properties style:font-name="Courier New" fo:font-size="12pt"/>
    </style:style>
    <style:style style:name="T53" style:family="text">
      <style:text-properties style:font-name="Courier New" fo:font-size="12pt" fo:font-style="italic"/>
    </style:style>
    <style:style style:name="T54" style:family="text">
      <style:text-properties fo:color="#6a8759"/>
    </style:style>
    <style:style style:name="T55" style:family="text">
      <style:text-properties fo:color="#6a8759" style:font-name="Courier New" fo:font-size="12pt"/>
    </style:style>
    <style:style style:name="T56" style:family="text">
      <style:text-properties fo:color="#b389c5" style:font-name="Courier New" fo:font-size="12pt"/>
    </style:style>
    <style:style style:name="T57" style:family="text">
      <style:text-properties fo:color="#bbb529"/>
    </style:style>
    <style:style style:name="T58" style:family="text">
      <style:text-properties fo:color="#d0d0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2"><text:span text:style-name="T4">14</text:span><text:span text:style-name="T2">基于注解的开发</text:span><text:span text:style-name="T3">(不建议使用)</text:span></text:h>
      <text:p text:style-name="P17"><text:span text:style-name="T1">使用注解的开发需要提供一个接口，即</text:span>dao<text:span text:style-name="T1">的接口，不需要实现类，初始化环境时要把接口注册</text:span></text:p>
      <text:p text:style-name="P14">@Before</text:p>
      <text:p text:style-name="P18"><text:span text:style-name="T6"><text:tab/></text:span><text:span text:style-name="T22">public</text:span><text:span text:style-name="T10"> </text:span><text:span text:style-name="T22">void</text:span><text:span text:style-name="T10"> </text:span><text:span text:style-name="T6">setUp() </text:span><text:span text:style-name="T22">throws</text:span><text:span text:style-name="T10"> </text:span><text:span text:style-name="T6">Exception {</text:span></text:p>
      <text:p text:style-name="P18"><text:span text:style-name="T6"><text:tab/><text:tab/>String sqlMapConfig = </text:span><text:span text:style-name="T24">"sqlMapConfig.xml"</text:span><text:span text:style-name="T6">;</text:span></text:p>
      <text:p text:style-name="P18"><text:span text:style-name="T6"><text:tab/><text:tab/></text:span><text:span text:style-name="T29">//</text:span><text:span text:style-name="T32">读取</text:span><text:span text:style-name="T31">mybatis</text:span><text:span text:style-name="T32">的核心配置文件</text:span></text:p>
      <text:p text:style-name="P18"><text:span text:style-name="T6"><text:tab/><text:tab/>InputStream in = Resources.</text:span><text:span text:style-name="T9">getResourceAsStream</text:span><text:span text:style-name="T6">(sqlMapConfig);</text:span></text:p>
      <text:p text:style-name="P18"><text:span text:style-name="T6"><text:tab/><text:tab/></text:span><text:span text:style-name="T29">//</text:span><text:span text:style-name="T32">实例化会话工厂</text:span></text:p>
      <text:p text:style-name="P19"><text:span text:style-name="T6"><text:tab/><text:tab/></text:span><text:span text:style-name="T37">sqlSessionFactory</text:span><text:span text:style-name="T6"> = </text:span><text:span text:style-name="T22">new</text:span><text:span text:style-name="T10"> </text:span><text:span text:style-name="T6">SqlSessionFactoryBuilder().build(in);</text:span></text:p>
      <text:p text:style-name="P19"><text:span text:style-name="T37">sqlSessionFactory</text:span><text:span text:style-name="T6">.getConfiguration().addMapper(PersonDao.</text:span><text:span text:style-name="T22">class</text:span><text:span text:style-name="T6">);</text:span></text:p>
      <text:p text:style-name="P24"><text:tab/>}</text:p>
      <text:p text:style-name="P17"><text:span text:style-name="T6">1. </text:span><text:span text:style-name="T12">查询所有员工</text:span></text:p>
      <text:p text:style-name="P20">接口方法：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7"><text:span text:style-name="T40">@Select</text:span><text:span text:style-name="T7">(</text:span><text:span text:style-name="T25">"select * from person1"</text:span><text:span text:style-name="T7">)</text:span></text:p>
            <text:p text:style-name="P15"><text:span text:style-name="T7"><text:tab/></text:span><text:span text:style-name="T30">//@Options(useCache =true, flushCache =false, timeout =10000)</text:span></text:p>
            <text:p text:style-name="P15"><text:span text:style-name="T7"><text:tab/></text:span><text:span text:style-name="T40">@Results</text:span><text:span text:style-name="T7">(value = {</text:span></text:p>
            <text:p text:style-name="P15"><text:span text:style-name="T7"><text:tab/><text:tab/></text:span><text:span text:style-name="T40">@Result</text:span><text:span text:style-name="T7">(id =</text:span><text:span text:style-name="T21">true</text:span><text:span text:style-name="T7">, property =</text:span><text:span text:style-name="T25">"personId"</text:span><text:span text:style-name="T7">, column =</text:span><text:span text:style-name="T25">"person_id"</text:span><text:span text:style-name="T7">),</text:span></text:p>
            <text:p text:style-name="P15"><text:span text:style-name="T7"><text:tab/><text:tab/></text:span><text:span text:style-name="T40">@Result</text:span><text:span text:style-name="T7">(property =</text:span><text:span text:style-name="T25">"personName"</text:span><text:span text:style-name="T7">, column =</text:span><text:span text:style-name="T25">"person_name"</text:span><text:span text:style-name="T7">),</text:span></text:p>
            <text:p text:style-name="P15"><text:span text:style-name="T7"><text:tab/><text:tab/></text:span><text:span text:style-name="T40">@Result</text:span><text:span text:style-name="T7">(property =</text:span><text:span text:style-name="T25">"birthday"</text:span><text:span text:style-name="T7">, column =</text:span><text:span text:style-name="T25">"birthday"</text:span><text:span text:style-name="T7">),</text:span></text:p>
            <text:p text:style-name="P15"><text:span text:style-name="T7"><text:tab/><text:tab/></text:span><text:span text:style-name="T40">@Result</text:span><text:span text:style-name="T7">(property =</text:span><text:span text:style-name="T25">"address"</text:span><text:span text:style-name="T7">, column =</text:span><text:span text:style-name="T25">"address"</text:span><text:span text:style-name="T7">),</text:span></text:p>
            <text:p text:style-name="P15"><text:span text:style-name="T7"><text:tab/><text:tab/></text:span><text:span text:style-name="T40">@Result</text:span><text:span text:style-name="T7">(property =</text:span><text:span text:style-name="T25">"gender"</text:span><text:span text:style-name="T7">, column =</text:span><text:span text:style-name="T25">"gender"</text:span><text:span text:style-name="T7">)</text:span></text:p>
            <text:p text:style-name="P26"><text:tab/>})</text:p>
            <text:p text:style-name="P29"><text:span text:style-name="T7"><text:tab/></text:span><text:span text:style-name="T21">public</text:span><text:span text:style-name="T8"> </text:span><text:span text:style-name="T7">List&lt;Person&gt; queryPersonAll();</text:span></text:p>
          </table:table-cell>
        </table:table-row>
      </table:table>
      <text:p text:style-name="P20">调用方法：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13">@Test</text:p>
            <text:p text:style-name="P15"><text:span text:style-name="T7"><text:tab/></text:span><text:span text:style-name="T21">public</text:span><text:span text:style-name="T8"> </text:span><text:span text:style-name="T21">void</text:span><text:span text:style-name="T8"> </text:span><text:span text:style-name="T7">queryPersonAllTest() {</text:span></text:p>
            <text:p text:style-name="P15"><text:span text:style-name="T7"><text:tab/><text:tab/></text:span><text:span text:style-name="T30">//</text:span><text:span text:style-name="T33">打开会话</text:span></text:p>
            <text:p text:style-name="P15"><text:soft-page-break/><text:span text:style-name="T7"><text:tab/><text:tab/>SqlSession session = </text:span><text:span text:style-name="T38">sqlSessionFactory</text:span><text:span text:style-name="T7">.openSession();</text:span></text:p>
            <text:p text:style-name="P15"><text:span text:style-name="T7"><text:tab/><text:tab/></text:span><text:span text:style-name="T21">try</text:span><text:span text:style-name="T5"> </text:span><text:span text:style-name="T7">{</text:span></text:p>
            <text:p text:style-name="P15"><text:span text:style-name="T7"><text:tab/><text:tab/><text:tab/>PersonDao personDao = session.getMapper(PersonDao.</text:span><text:span text:style-name="T21">class</text:span><text:span text:style-name="T7">);</text:span></text:p>
            <text:p text:style-name="P26"><text:tab/><text:tab/><text:tab/>List&lt;Person&gt; pList = personDao.queryPersonAll();</text:p>
            <text:p text:style-name="P15"><text:span text:style-name="T7"><text:tab/><text:tab/><text:tab/></text:span><text:span text:style-name="T21">for</text:span><text:span text:style-name="T7">(Person person : pList){</text:span></text:p>
            <text:p text:style-name="P15"><text:span text:style-name="T7"><text:tab/><text:tab/><text:tab/><text:tab/>System.</text:span><text:span text:style-name="T39">out</text:span><text:span text:style-name="T7">.println(person);</text:span></text:p>
            <text:p text:style-name="P26"><text:tab/><text:tab/><text:tab/>}</text:p>
            <text:p text:style-name="P15"><text:span text:style-name="T7"><text:tab/><text:tab/>} </text:span><text:span text:style-name="T21">catch</text:span><text:span text:style-name="T8"> </text:span><text:span text:style-name="T7">(Exception e) {</text:span></text:p>
            <text:p text:style-name="P26"><text:tab/><text:tab/><text:tab/>e.printStackTrace();</text:p>
            <text:p text:style-name="P15"><text:span text:style-name="T7"><text:tab/><text:tab/>}</text:span><text:span text:style-name="T21">finally</text:span><text:span text:style-name="T7">{</text:span></text:p>
            <text:p text:style-name="P26"><text:tab/><text:tab/><text:tab/>session.close();</text:p>
            <text:p text:style-name="P26"><text:tab/><text:tab/>}</text:p>
            <text:p text:style-name="P30"><text:tab/>}</text:p>
          </table:table-cell>
        </table:table-row>
      </table:table>
      <text:p text:style-name="P17"><text:span text:style-name="T11">2</text:span><text:span text:style-name="T6">.</text:span><text:span text:style-name="T12">根据</text:span><text:span text:style-name="T5">id</text:span><text:span text:style-name="T12">查询员工</text:span></text:p>
      <text:p text:style-name="P20">接口方法：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7"><text:span text:style-name="T40">@Select</text:span><text:span text:style-name="T7">(</text:span><text:span text:style-name="T25">"select * from person1 t where t.person_id = #{personId}"</text:span><text:span text:style-name="T7">)</text:span></text:p>
            <text:p text:style-name="P15"><text:span text:style-name="T7"><text:tab/></text:span><text:span text:style-name="T40">@Results</text:span><text:span text:style-name="T7">(value = {</text:span></text:p>
            <text:p text:style-name="P15"><text:span text:style-name="T7"><text:tab/><text:tab/><text:tab/></text:span><text:span text:style-name="T40">@Result</text:span><text:span text:style-name="T7">(id =</text:span><text:span text:style-name="T21">true</text:span><text:span text:style-name="T7">, property =</text:span><text:span text:style-name="T25">"personId"</text:span><text:span text:style-name="T7">, column =</text:span><text:span text:style-name="T25">"person_id"</text:span><text:span text:style-name="T7">),</text:span></text:p>
            <text:p text:style-name="P15"><text:span text:style-name="T7"><text:tab/><text:tab/><text:tab/></text:span><text:span text:style-name="T40">@Result</text:span><text:span text:style-name="T7">(property =</text:span><text:span text:style-name="T25">"personName"</text:span><text:span text:style-name="T7">, column =</text:span><text:span text:style-name="T25">"person_name"</text:span><text:span text:style-name="T7">),</text:span></text:p>
            <text:p text:style-name="P15"><text:span text:style-name="T7"><text:tab/><text:tab/><text:tab/></text:span><text:span text:style-name="T40">@Result</text:span><text:span text:style-name="T7">(property =</text:span><text:span text:style-name="T25">"birthday"</text:span><text:span text:style-name="T7">, column =</text:span><text:span text:style-name="T25">"birthday"</text:span><text:span text:style-name="T7">),</text:span></text:p>
            <text:p text:style-name="P15"><text:span text:style-name="T7"><text:tab/><text:tab/><text:tab/></text:span><text:span text:style-name="T40">@Result</text:span><text:span text:style-name="T7">(property =</text:span><text:span text:style-name="T25">"address"</text:span><text:span text:style-name="T7">, column =</text:span><text:span text:style-name="T25">"address"</text:span><text:span text:style-name="T7">),</text:span></text:p>
            <text:p text:style-name="P15"><text:span text:style-name="T7"><text:tab/><text:tab/><text:tab/></text:span><text:span text:style-name="T40">@Result</text:span><text:span text:style-name="T7">(property =</text:span><text:span text:style-name="T25">"gender"</text:span><text:span text:style-name="T7">, column =</text:span><text:span text:style-name="T25">"gender"</text:span><text:span text:style-name="T7">)</text:span></text:p>
            <text:p text:style-name="P26"><text:tab/><text:tab/>})</text:p>
            <text:p text:style-name="P29"><text:span text:style-name="T7"><text:tab/></text:span><text:span text:style-name="T21">public</text:span><text:span text:style-name="T8"> </text:span><text:span text:style-name="T7">Person getPersonById(Integer personId);</text:span></text:p>
          </table:table-cell>
        </table:table-row>
      </table:table>
      <text:p text:style-name="P20">调用方法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13">@Test</text:p>
            <text:p text:style-name="P15"><text:span text:style-name="T7"><text:tab/></text:span><text:span text:style-name="T21">public</text:span><text:span text:style-name="T8"> </text:span><text:span text:style-name="T21">void</text:span><text:span text:style-name="T8"> </text:span><text:span text:style-name="T7">getPersonByIdTest(){</text:span></text:p>
            <text:p text:style-name="P15"><text:span text:style-name="T7"><text:tab/><text:tab/>SqlSession session = </text:span><text:span text:style-name="T38">sqlSessionFactory</text:span><text:span text:style-name="T7">.openSession();</text:span></text:p>
            <text:p text:style-name="P15"><text:span text:style-name="T7"><text:tab/><text:tab/></text:span><text:span text:style-name="T21">try</text:span><text:span text:style-name="T8"> </text:span><text:span text:style-name="T7">{</text:span></text:p>
            <text:p text:style-name="P15"><text:span text:style-name="T7"><text:tab/><text:tab/><text:tab/>PersonDao personDao = session.getMapper(PersonDao.</text:span><text:span text:style-name="T21">class</text:span><text:span text:style-name="T7">);</text:span></text:p>
            <text:p text:style-name="P26"><text:tab/><text:tab/><text:tab/>Person person = personDao.getPersonById(1);</text:p>
            <text:p text:style-name="P15"><text:span text:style-name="T7"><text:tab/><text:tab/><text:tab/>System.</text:span><text:span text:style-name="T39">out</text:span><text:span text:style-name="T7">.println(person);</text:span></text:p>
            <text:p text:style-name="P15"><text:soft-page-break/><text:span text:style-name="T7"><text:tab/><text:tab/>} </text:span><text:span text:style-name="T21">catch</text:span><text:span text:style-name="T7">(Exception e) {</text:span></text:p>
            <text:p text:style-name="P26"><text:tab/><text:tab/><text:tab/>e.printStackTrace();</text:p>
            <text:p text:style-name="P15"><text:span text:style-name="T7"><text:tab/><text:tab/>}</text:span><text:span text:style-name="T21">finally</text:span><text:span text:style-name="T7">{</text:span></text:p>
            <text:p text:style-name="P26"><text:tab/><text:tab/><text:tab/>session.close();</text:p>
            <text:p text:style-name="P26"><text:tab/><text:tab/>}</text:p>
            <text:p text:style-name="P25"><text:tab/>}</text:p>
          </table:table-cell>
        </table:table-row>
      </table:table>
      <text:p text:style-name="P1"><text:s/></text:p>
      <text:p text:style-name="P4">insert插入</text:p>
      <text:p text:style-name="P2">接口方法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Text_20_body"><text:span text:style-name="T42">@Insert</text:span><text:span text:style-name="T14">(</text:span><text:span text:style-name="T27">"insert into person(person_id,name,gender,person_addr,birthday) "</text:span><text:span text:style-name="T13">+ </text:span><text:span text:style-name="T26">"values(#{personId},#{name},#{gender},#{personAddr},#{birthday})"</text:span><text:span text:style-name="T13">)</text:span></text:p>
            <text:p text:style-name="P15"><text:span text:style-name="T41">@SelectKey</text:span><text:span text:style-name="T13">(before = </text:span><text:span text:style-name="T23">false</text:span><text:span text:style-name="T13">, keyProperty = </text:span><text:span text:style-name="T26">"personId"</text:span><text:span text:style-name="T13">, </text:span></text:p>
            <text:p text:style-name="P15"><text:span text:style-name="T13">resultType = Integer.</text:span><text:span text:style-name="T23">class</text:span><text:span text:style-name="T13">, statement = { </text:span><text:span text:style-name="T26">"select last_insert_id()"</text:span><text:span text:style-name="T13"> })</text:span></text:p>
            <text:p text:style-name="Text_20_body"><text:span text:style-name="T23">public</text:span><text:span text:style-name="T16"> </text:span><text:span text:style-name="T23">void</text:span><text:span text:style-name="T16"> </text:span><text:span text:style-name="T13">insert(Person person);</text:span></text:p>
          </table:table-cell>
        </table:table-row>
      </table:table>
      <text:p text:style-name="P3">和以上一样调用接口方法</text:p>
      <text:p text:style-name="P5">update修改</text:p>
      <table:table table:name="表格6" table:style-name="表格6">
        <table:table-column table:style-name="表格6.A"/>
        <table:table-row>
          <table:table-cell table:style-name="表格6.A1" office:value-type="string">
            <text:p text:style-name="P23"><text:span text:style-name="T43">@Update</text:span><text:span text:style-name="T15">(</text:span><text:span text:style-name="T28">"update person p "</text:span></text:p>
            <text:p text:style-name="P23"><text:span text:style-name="T13"><text:tab/>+ </text:span><text:span text:style-name="T26">"set p.name=#{name},p.gender=#{gender},"</text:span></text:p>
            <text:p text:style-name="P15"><text:span text:style-name="T13"><text:tab/>+</text:span><text:span text:style-name="T26">"p.person_addr=#{personAddr},p.birthday=#{birthday}"</text:span></text:p>
            <text:p text:style-name="P15"><text:span text:style-name="T13"><text:s/><text:tab/><text:tab/>+ </text:span><text:span text:style-name="T26">" where p.person_id=#{personId}"</text:span><text:span text:style-name="T13">)</text:span></text:p>
            <text:p text:style-name="Text_20_body"><text:span text:style-name="T16"><text:s text:c="2"/></text:span><text:span text:style-name="T23">public</text:span><text:span text:style-name="T16"> </text:span><text:span text:style-name="T23">void</text:span><text:span text:style-name="T16"> </text:span><text:span text:style-name="T13">update(Person person);</text:span></text:p>
          </table:table-cell>
        </table:table-row>
      </table:table>
      <text:p text:style-name="P6">delete删除</text:p>
      <table:table table:name="表格7" table:style-name="表格7">
        <table:table-column table:style-name="表格7.A"/>
        <table:table-row>
          <table:table-cell table:style-name="表格7.A1" office:value-type="string">
            <text:p text:style-name="P22"><text:span text:style-name="T41">@Delete</text:span><text:span text:style-name="T13">(</text:span><text:span text:style-name="T26">"delete from person where person_id=#{personId}"</text:span><text:span text:style-name="T13">)</text:span></text:p>
            <text:p text:style-name="Text_20_body"><text:span text:style-name="T16"><text:s/></text:span><text:span text:style-name="T23">public</text:span><text:span text:style-name="T16"> </text:span><text:span text:style-name="T23">void</text:span><text:span text:style-name="T16"> </text:span><text:span text:style-name="T13">delete(Integer personId);</text:span>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</text:p>
      <text:p text:style-name="P7">动态条件组装查询</text:p>
      <text:p text:style-name="P9">接口的方法</text:p>
      <table:table table:name="表格8" table:style-name="表格8">
        <table:table-column table:style-name="表格8.A"/>
        <table:table-row>
          <table:table-cell table:style-name="表格8.A1" office:value-type="string">
            <text:p text:style-name="P22"><text:span text:style-name="T34">//type</text:span><text:span text:style-name="T36">指定动态</text:span><text:span text:style-name="T35">sql</text:span><text:span text:style-name="T36">组装的类</text:span><text:span text:style-name="T34">,method</text:span><text:span text:style-name="T36">：</text:span><text:span text:style-name="T34">sql</text:span><text:span text:style-name="T36">组装的类中的方法</text:span></text:p>
            <text:p text:style-name="P15"><text:span text:style-name="T41">@SelectProvider</text:span><text:span text:style-name="T13">(type=SqlHelper.</text:span><text:span text:style-name="T23">class</text:span><text:span text:style-name="T13">,method=</text:span><text:span text:style-name="T26">"getSql"</text:span><text:span text:style-name="T13">)</text:span></text:p>
            <text:p text:style-name="P15"><text:span text:style-name="T41">@Results</text:span><text:span text:style-name="T13">(value={</text:span></text:p>
            <text:p text:style-name="P15"><text:span text:style-name="T13"><text:tab/></text:span><text:span text:style-name="T41">@Result</text:span><text:span text:style-name="T13">(column=</text:span><text:span text:style-name="T26">"person_id"</text:span><text:span text:style-name="T13">,property=</text:span><text:span text:style-name="T26">"personId"</text:span><text:span text:style-name="T13">,id=</text:span><text:span text:style-name="T23">true</text:span><text:span text:style-name="T13">),</text:span></text:p>
            <text:p text:style-name="P15"><text:span text:style-name="T13"><text:tab/></text:span><text:span text:style-name="T41">@Result</text:span><text:span text:style-name="T13">(column=</text:span><text:span text:style-name="T26">"name"</text:span><text:span text:style-name="T13">,property=</text:span><text:span text:style-name="T26">"name"</text:span><text:span text:style-name="T13">),</text:span></text:p>
            <text:p text:style-name="P15"><text:span text:style-name="T13"><text:tab/></text:span><text:span text:style-name="T41">@Result</text:span><text:span text:style-name="T13">(column=</text:span><text:span text:style-name="T26">"gender"</text:span><text:span text:style-name="T13">,property=</text:span><text:span text:style-name="T26">"gender"</text:span><text:span text:style-name="T13">),</text:span></text:p>
            <text:p text:style-name="P15"><text:span text:style-name="T13"><text:tab/></text:span><text:span text:style-name="T41">@Result</text:span><text:span text:style-name="T13">(column=</text:span><text:span text:style-name="T26">"person_addr"</text:span><text:span text:style-name="T13">,property=</text:span><text:span text:style-name="T26">"personAddr"</text:span><text:span text:style-name="T13">),</text:span></text:p>
            <text:p text:style-name="P15"><text:span text:style-name="T13"><text:tab/></text:span><text:span text:style-name="T41">@Result</text:span><text:span text:style-name="T13">(column=</text:span><text:span text:style-name="T26">"birthday"</text:span><text:span text:style-name="T13">,property=</text:span><text:span text:style-name="T26">"birthday"</text:span><text:span text:style-name="T13">)</text:span></text:p>
            <text:p text:style-name="P27">})</text:p>
            <text:p text:style-name="Text_20_body"><text:span text:style-name="T23">public</text:span><text:span text:style-name="T16"> </text:span><text:span text:style-name="T13">List&lt;Person&gt; selectPersonByCondition(Map&lt;String, Object&gt; map);</text:span></text:p>
          </table:table-cell>
        </table:table-row>
      </table:table>
      <text:p text:style-name="P11">查询是也可以使用查询对象</text:p>
      <text:p text:style-name="P10">组装动态sql的方法</text:p>
      <table:table table:name="表格9" table:style-name="表格9">
        <table:table-column table:style-name="表格9.A"/>
        <table:table-row>
          <table:table-cell table:style-name="表格9.A1" office:value-type="string">
            <text:p text:style-name="P15"><text:span text:style-name="T23">Public</text:span><text:span text:style-name="T16"> </text:span><text:span text:style-name="T13">String </text:span><text:span text:style-name="T18">getSql</text:span><text:span text:style-name="T13">(Map&lt;String, Object&gt; map){</text:span></text:p>
            <text:p text:style-name="P15"><text:span text:style-name="T13"><text:tab/><text:tab/></text:span><text:span text:style-name="T34">//</text:span><text:span text:style-name="T36">获得所有传递过来的参数</text:span></text:p>
            <text:p text:style-name="P15"><text:span text:style-name="T13"><text:tab/><text:tab/>String name=(String) map.get(</text:span><text:span text:style-name="T26">"name"</text:span><text:span text:style-name="T13">);</text:span></text:p>
            <text:p text:style-name="P15"><text:span text:style-name="T13"><text:tab/><text:tab/>Integer gender=(Integer) map.get(</text:span><text:span text:style-name="T26">"gender"</text:span><text:span text:style-name="T13">);</text:span></text:p>
            <text:p text:style-name="P15"><text:span text:style-name="T13"><text:tab/><text:tab/>String personAddr=(String) map.get(</text:span><text:span text:style-name="T26">"personAddr"</text:span><text:span text:style-name="T13">);</text:span></text:p>
            <text:p text:style-name="P15"><text:span text:style-name="T13"><text:tab/><text:tab/>Date birthday =(Date) map.get(</text:span><text:span text:style-name="T26">"birthday"</text:span><text:span text:style-name="T13">);</text:span></text:p>
            <text:p text:style-name="P15"><text:span text:style-name="T13"><text:tab/><text:tab/>SqlBuilder.</text:span><text:span text:style-name="T17">BEGIN</text:span><text:span text:style-name="T13">();</text:span></text:p>
            <text:p text:style-name="P15"><text:span text:style-name="T13"><text:tab/><text:tab/>SqlBuilder.</text:span><text:span text:style-name="T17">SELECT</text:span><text:span text:style-name="T13">(</text:span><text:span text:style-name="T26">"*"</text:span><text:span text:style-name="T13">);</text:span></text:p>
            <text:p text:style-name="P15"><text:span text:style-name="T13"><text:tab/><text:tab/>SqlBuilder.</text:span><text:span text:style-name="T17">FROM</text:span><text:span text:style-name="T13">(</text:span><text:span text:style-name="T26">"person"</text:span><text:span text:style-name="T13">);</text:span></text:p>
            <text:p text:style-name="P15"><text:span text:style-name="T13"><text:tab/><text:tab/></text:span><text:span text:style-name="T23">if</text:span><text:span text:style-name="T13">(name!=</text:span><text:span text:style-name="T23">null</text:span><text:span text:style-name="T13">){</text:span></text:p>
            <text:p text:style-name="P15"><text:span text:style-name="T13"><text:tab/><text:tab/><text:tab/></text:span><text:span text:style-name="T34">//SqlBuilder</text:span><text:span text:style-name="T36">不支持</text:span><text:span text:style-name="T34">${}</text:span></text:p>
            <text:p text:style-name="P15"><text:span text:style-name="T13"><text:tab/><text:tab/><text:tab/>SqlBuilder.</text:span><text:span text:style-name="T17">WHERE</text:span><text:span text:style-name="T13">(</text:span><text:span text:style-name="T26">"name like '%"</text:span><text:span text:style-name="T13">+name+</text:span><text:span text:style-name="T26">"%'"</text:span><text:span text:style-name="T13">);</text:span></text:p>
            <text:p text:style-name="P27"><text:tab/><text:tab/>}</text:p>
            <text:p text:style-name="P15"><text:span text:style-name="T13"><text:tab/><text:tab/></text:span><text:span text:style-name="T23">if</text:span><text:span text:style-name="T13">(gender!=</text:span><text:span text:style-name="T23">null</text:span><text:span text:style-name="T13">){</text:span></text:p>
            <text:p text:style-name="P15"><text:span text:style-name="T13"><text:tab/><text:tab/><text:tab/>SqlBuilder.</text:span><text:span text:style-name="T17">WHERE</text:span><text:span text:style-name="T13">(</text:span><text:span text:style-name="T26">"gender=#{gender}"</text:span><text:span text:style-name="T13">);</text:span></text:p>
            <text:p text:style-name="P27"><text:tab/><text:tab/>}</text:p>
            <text:p text:style-name="P15"><text:soft-page-break/><text:span text:style-name="T13"><text:tab/><text:tab/></text:span><text:span text:style-name="T23">if</text:span><text:span text:style-name="T13">(personAddr!=</text:span><text:span text:style-name="T23">null</text:span><text:span text:style-name="T13">){</text:span></text:p>
            <text:p text:style-name="P15"><text:span text:style-name="T13"><text:tab/><text:tab/><text:tab/>SqlBuilder.</text:span><text:span text:style-name="T17">WHERE</text:span><text:span text:style-name="T13">(</text:span><text:span text:style-name="T26">"person_addr=#{prersonAddr}"</text:span><text:span text:style-name="T13">);</text:span></text:p>
            <text:p text:style-name="P27"><text:tab/><text:tab/>}</text:p>
            <text:p text:style-name="P15"><text:span text:style-name="T13"><text:tab/><text:tab/></text:span><text:span text:style-name="T23">if</text:span><text:span text:style-name="T13">(birthday!=</text:span><text:span text:style-name="T23">null</text:span><text:span text:style-name="T13">){</text:span></text:p>
            <text:p text:style-name="P15"><text:span text:style-name="T13"><text:tab/><text:tab/><text:tab/>SqlBuilder.</text:span><text:span text:style-name="T17">WHERE</text:span><text:span text:style-name="T13">(</text:span><text:span text:style-name="T26">"birthday &lt;#{birthday}"</text:span><text:span text:style-name="T13">);</text:span></text:p>
            <text:p text:style-name="P27"><text:tab/><text:tab/>}</text:p>
            <text:p text:style-name="P15"><text:span text:style-name="T13"><text:tab/><text:tab/></text:span><text:span text:style-name="T23">return</text:span><text:span text:style-name="T16"> </text:span><text:span text:style-name="T13">SqlBuilder.</text:span><text:span text:style-name="T17">SQL</text:span><text:span text:style-name="T13">();</text:span></text:p>
            <text:p text:style-name="Text_20_body"><text:span text:style-name="T13"><text:tab/></text:span><text:span text:style-name="T19">}</text:span></text:p>
          </table:table-cell>
        </table:table-row>
      </table:table>
      <text:p text:style-name="P10"/>
      <text:p text:style-name="P12">关联查询</text:p>
      <text:p text:style-name="P21"><text:span text:style-name="T1">注意：需要结合配置文件方式的</text:span>resultMap</text:p>
      <text:p text:style-name="P28">使用·注解开发如果多表关联查询还要依赖配置文件</text:p>
      <table:table table:name="表格10" table:style-name="表格10">
        <table:table-column table:style-name="表格10.A"/>
        <table:table-row>
          <table:table-cell table:style-name="表格10.A1" office:value-type="string">
            <text:p text:style-name="P16"><text:span text:style-name="T41">@Select</text:span><text:span text:style-name="T13">(</text:span><text:span text:style-name="T26">"select * from person p,orders o "</text:span></text:p>
            <text:p text:style-name="P16"><text:span text:style-name="T13">+ </text:span><text:span text:style-name="T26">"where p.person_id=o.person_id and p.person_id=#{personId}"</text:span><text:span text:style-name="T13">)</text:span></text:p>
            <text:p text:style-name="P16"><text:span text:style-name="T13">//</text:span><text:span text:style-name="T20">指定配置文件中 </text:span><text:span text:style-name="T44">ResultMap</text:span></text:p>
            <text:p text:style-name="P15"><text:span text:style-name="T41">@ResultMap</text:span><text:span text:style-name="T13">(</text:span><text:span text:style-name="T26">"cn.mj.mapper.PersonMapper.selectOrderByPersonIdRM"</text:span><text:span text:style-name="T13">)</text:span></text:p>
            <text:p text:style-name="Text_20_body"><text:span text:style-name="T23">public</text:span><text:span text:style-name="T16"> </text:span><text:span text:style-name="T13">Person selectOrdersByPersonId(Integer personId);</text:span></text:p>
          </table:table-cell>
        </table:table-row>
      </table:table>
      <text:p text:style-name="P38">动态修改</text:p>
      <table:table table:name="表格11" table:style-name="表格11">
        <table:table-column table:style-name="表格11.A"/>
        <table:table-row>
          <table:table-cell table:style-name="表格11.A1" office:value-type="string">
            <text:p text:style-name="P32"><text:span text:style-name="T45">public </text:span>String <text:span text:style-name="T47">updateEmployee</text:span><text:span text:style-name="T49">(</text:span>Employee employee<text:span text:style-name="T49">) {</text:span></text:p>
            <text:p text:style-name="P34"><text:span text:style-name="T48"><text:s text:c="4"/></text:span><text:span text:style-name="T46">return new </text:span><text:span text:style-name="T52">SQL</text:span><text:span text:style-name="T50">() {</text:span></text:p>
            <text:p text:style-name="P35"><text:s text:c="8"/><text:span text:style-name="T53">{</text:span></text:p>
            <text:p text:style-name="P34"><text:span text:style-name="T48"><text:s text:c="12"/></text:span><text:span text:style-name="T52">UPDATE</text:span><text:span text:style-name="T50">(</text:span><text:span text:style-name="T55">"employee"</text:span><text:span text:style-name="T50">)</text:span><text:span text:style-name="T46">;</text:span></text:p>
            <text:p text:style-name="P34"><text:span text:style-name="T45"><text:s text:c="12"/></text:span><text:span text:style-name="T46">if </text:span><text:span text:style-name="T50">(</text:span><text:span text:style-name="T56">employee</text:span><text:span text:style-name="T52">.getLastName</text:span><text:span text:style-name="T50">() </text:span><text:span text:style-name="T52">!= </text:span><text:span text:style-name="T46">null</text:span><text:span text:style-name="T50">)</text:span></text:p>
            <text:p text:style-name="P35"><text:s text:c="12"/><text:span text:style-name="T53">{</text:span></text:p>
            <text:p text:style-name="P34"><text:span text:style-name="T48"><text:s text:c="16"/></text:span><text:span text:style-name="T52">SET</text:span><text:span text:style-name="T50">(</text:span><text:span text:style-name="T55">"lastName=#{lastName}"</text:span><text:span text:style-name="T50">)</text:span><text:span text:style-name="T46">;</text:span></text:p>
            <text:p text:style-name="P34"><text:span text:style-name="T45"><text:s text:c="12"/></text:span><text:span text:style-name="T50">}</text:span></text:p>
            <text:p text:style-name="P34"><text:span text:style-name="T48"><text:s text:c="12"/></text:span><text:span text:style-name="T46">if </text:span><text:span text:style-name="T50">(</text:span><text:span text:style-name="T56">employee</text:span><text:span text:style-name="T52">.getEmail</text:span><text:span text:style-name="T50">() </text:span><text:span text:style-name="T52">!= </text:span><text:span text:style-name="T46">null</text:span><text:span text:style-name="T50">)</text:span></text:p>
            <text:p text:style-name="P35"><text:s text:c="12"/><text:span text:style-name="T53">{</text:span></text:p>
            <text:p text:style-name="P34"><text:span text:style-name="T48"><text:s text:c="16"/></text:span><text:span text:style-name="T52">SET</text:span><text:span text:style-name="T50">(</text:span><text:span text:style-name="T55">"email=#{email}"</text:span><text:span text:style-name="T50">)</text:span><text:span text:style-name="T46">;</text:span></text:p>
            <text:p text:style-name="P34"><text:span text:style-name="T45"><text:s text:c="12"/></text:span><text:span text:style-name="T50">}</text:span></text:p>
            <text:p text:style-name="P34"><text:span text:style-name="T48"><text:s text:c="12"/></text:span><text:span text:style-name="T46">if </text:span><text:span text:style-name="T50">(</text:span><text:span text:style-name="T56">employee</text:span><text:span text:style-name="T52">.getGender</text:span><text:span text:style-name="T50">() </text:span><text:span text:style-name="T52">!= </text:span><text:span text:style-name="T46">null</text:span><text:span text:style-name="T50">)</text:span></text:p>
            <text:p text:style-name="P35"><text:s text:c="12"/><text:span text:style-name="T53">{</text:span></text:p>
            <text:p text:style-name="P34"><text:span text:style-name="T48"><text:s text:c="16"/></text:span><text:span text:style-name="T52">SET</text:span><text:span text:style-name="T50">(</text:span><text:span text:style-name="T55">"gender=#{gender}"</text:span><text:span text:style-name="T50">)</text:span><text:span text:style-name="T46">;</text:span></text:p>
            <text:p text:style-name="P34"><text:span text:style-name="T45"><text:s text:c="12"/></text:span><text:span text:style-name="T50">}</text:span></text:p>
            <text:p text:style-name="P34"><text:span text:style-name="T48"><text:s text:c="12"/></text:span><text:span text:style-name="T46">if </text:span><text:span text:style-name="T50">(</text:span><text:span text:style-name="T56">employee</text:span><text:span text:style-name="T52">.getdId</text:span><text:span text:style-name="T50">() </text:span><text:span text:style-name="T52">!= </text:span><text:span text:style-name="T46">null</text:span><text:span text:style-name="T50">)</text:span></text:p>
            <text:p text:style-name="P35"><text:s text:c="12"/><text:span text:style-name="T53">{</text:span></text:p>
            <text:p text:style-name="P34"><text:span text:style-name="T48"><text:s text:c="16"/></text:span><text:span text:style-name="T52">SET</text:span><text:span text:style-name="T50">(</text:span><text:span text:style-name="T55">"d_id=#{dId}"</text:span><text:span text:style-name="T50">)</text:span><text:span text:style-name="T46">;</text:span></text:p>
            <text:p text:style-name="P34"><text:span text:style-name="T45"><text:s text:c="12"/></text:span><text:span text:style-name="T50">}</text:span></text:p>
            <text:p text:style-name="P34"><text:soft-page-break/><text:span text:style-name="T48"><text:s text:c="12"/></text:span><text:span text:style-name="T52">WHERE</text:span><text:span text:style-name="T50">(</text:span><text:span text:style-name="T55">"id=#{id}"</text:span><text:span text:style-name="T50">)</text:span><text:span text:style-name="T46">;</text:span></text:p>
            <text:p text:style-name="P34"><text:span text:style-name="T45"><text:s text:c="8"/></text:span><text:span text:style-name="T50">}</text:span></text:p>
            <text:p text:style-name="P34"><text:span text:style-name="T48"><text:s text:c="4"/></text:span><text:span text:style-name="T50">}</text:span><text:span text:style-name="T52">.toString</text:span><text:span text:style-name="T50">()</text:span><text:span text:style-name="T46">;</text:span></text:p>
            <text:p text:style-name="P37"><text:span text:style-name="T51"/></text:p>
          </table:table-cell>
        </table:table-row>
      </table:table>
      <text:p text:style-name="P39">注解写法</text:p>
      <text:p text:style-name="P33"><text:span text:style-name="T57">@UpdateProvider</text:span><text:span text:style-name="T49">(</text:span><text:span text:style-name="T58">type </text:span>=SqlConfig.<text:span text:style-name="T45">class,</text:span><text:span text:style-name="T58">method </text:span>= <text:span text:style-name="T54">"updateEmployee"</text:span><text:span text:style-name="T49">)</text:span></text:p>
      <text:p text:style-name="P36"><text:span text:style-name="T45">public void </text:span><text:span text:style-name="T47">updateEmp</text:span><text:span text:style-name="T49">(</text:span>Employee employee<text:span text:style-name="T49">)</text:span><text:span text:style-name="T45">;</text:span>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Courier New" svg:font-family="'Courier New'"/>
    <style:font-face style:name="Tahoma1" svg:font-family="Tahoma"/>
    <style:font-face style:name="宋体1" svg:font-family="宋体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新宋体" fo:font-family="新宋体" style:font-family-generic="modern" style:font-pitch="fixed" fo:font-size="10pt" style:font-name-asian="新宋体" style:font-family-asian="新宋体" style:font-family-generic-asian="modern" style:font-pitch-asian="fixed" style:font-size-asian="10pt" style:font-name-complex="新宋体" style:font-family-complex="新宋体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57M23S</meta:editing-duration>
    <meta:editing-cycles>21</meta:editing-cycles>
    <meta:generator>LibreOffice/5.3.0.3$Windows_X86_64 LibreOffice_project/7074905676c47b82bbcfbea1aeefc84afe1c50e1</meta:generator>
    <dc:date>2018-11-07T20:35:26.389000000</dc:date>
    <meta:document-statistic meta:table-count="11" meta:image-count="0" meta:object-count="0" meta:page-count="6" meta:paragraph-count="155" meta:word-count="598" meta:character-count="4657" meta:non-whitespace-character-count="4021"/>
    <meta:user-defined meta:name="Info 1"/>
    <meta:user-defined meta:name="Info 2"/>
    <meta:user-defined meta:name="Info 3"/>
    <meta:user-defined meta:name="Info 4"/>
  </office:meta>
</office:document-meta>
</file>